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ndSetterInjection.processInjection( Field injectMocksField , Object injectMocksFieldOwner , Set &lt; Object &gt; mockCandida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AndSetterInjection.injectMockCandidatesOnFields( Set &lt; Object &gt; mocks , Object injectee , boolean injectionOccurred , List &lt; Field &gt; orderedCandidateInjecteeFiel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AndSetterInjection.injectMockCandidates( Class &lt; ? &gt; awaitingInjectionClazz , Object injectee , Set &lt; Object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AndSetterInjection.initializeInjectMocksField( Field field , Object fieldOw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AndSetterInjection.orderedInstanceFieldsFrom( Class &lt; ? &gt; awaitingInjection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